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MethodWrappedByCglibProxyTests.testRegularlyProxied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MethodWrappedByCglibProxyTests.testAutoProxied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MethodWrappedByCglibProx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verloadLookup.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MethodWrappedByCglibProxyTests.rese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kupMethodWrappedByCglibProxyTests.assertInterceptor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kupMethodWrappedByCglibProxyTests.ge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